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b9bb0" officeooo:paragraph-rsid="002b9bb0"/>
    </style:style>
    <style:style style:name="P10" style:family="paragraph" style:parent-style-name="Text_20_body">
      <style:text-properties officeooo:rsid="002cd006" officeooo:paragraph-rsid="002cd006"/>
    </style:style>
    <style:style style:name="P11" style:family="paragraph" style:parent-style-name="Text_20_body">
      <style:text-properties officeooo:rsid="0030333f" officeooo:paragraph-rsid="0030333f"/>
    </style:style>
    <style:style style:name="P12" style:family="paragraph" style:parent-style-name="Text_20_body">
      <style:text-properties officeooo:rsid="0030607c" officeooo:paragraph-rsid="0030607c"/>
    </style:style>
    <style:style style:name="P13" style:family="paragraph" style:parent-style-name="Text_20_body">
      <style:text-properties officeooo:rsid="0030a2a7" officeooo:paragraph-rsid="0030a2a7"/>
    </style:style>
    <style:style style:name="P14" style:family="paragraph" style:parent-style-name="Text_20_body">
      <style:text-properties officeooo:rsid="003146fd" officeooo:paragraph-rsid="003146fd"/>
    </style:style>
    <style:style style:name="P15" style:family="paragraph" style:parent-style-name="Text_20_body">
      <style:text-properties officeooo:rsid="00317db5" officeooo:paragraph-rsid="00317db5"/>
    </style:style>
    <style:style style:name="P16" style:family="paragraph" style:parent-style-name="Text_20_body">
      <style:text-properties officeooo:rsid="003c7c74" officeooo:paragraph-rsid="003c7c74"/>
    </style:style>
    <style:style style:name="P17" style:family="paragraph" style:parent-style-name="Text_20_body">
      <style:text-properties officeooo:rsid="003c834b" officeooo:paragraph-rsid="003c834b"/>
    </style:style>
    <style:style style:name="P18" style:family="paragraph" style:parent-style-name="Text_20_body">
      <style:text-properties officeooo:rsid="003ddeab" officeooo:paragraph-rsid="003ddeab"/>
    </style:style>
    <style:style style:name="P19" style:family="paragraph" style:parent-style-name="Text_20_body">
      <style:text-properties officeooo:rsid="003fd99b" officeooo:paragraph-rsid="003fd99b"/>
    </style:style>
    <style:style style:name="P20" style:family="paragraph" style:parent-style-name="Title">
      <style:text-properties officeooo:rsid="00116521" officeooo:paragraph-rsid="00116521"/>
    </style:style>
    <style:style style:name="P21" style:family="paragraph" style:parent-style-name="Title">
      <style:text-properties officeooo:rsid="002cd006" officeooo:paragraph-rsid="002cd006"/>
    </style:style>
    <style:style style:name="P22" style:family="paragraph" style:parent-style-name="Text_20_body">
      <style:text-properties officeooo:rsid="003e3ff3" officeooo:paragraph-rsid="003e3ff3"/>
    </style:style>
    <style:style style:name="P23" style:family="paragraph" style:parent-style-name="Text_20_body">
      <style:text-properties officeooo:rsid="005dbb0c" officeooo:paragraph-rsid="005dbb0c"/>
    </style:style>
    <style:style style:name="P24" style:family="paragraph" style:parent-style-name="Text_20_body">
      <style:text-properties officeooo:rsid="005dbb0c" officeooo:paragraph-rsid="005fa6ff"/>
    </style:style>
    <style:style style:name="P25" style:family="paragraph" style:parent-style-name="Text_20_body">
      <style:text-properties officeooo:rsid="005dbb0c" officeooo:paragraph-rsid="0061c9a9"/>
    </style:style>
    <style:style style:name="P26" style:family="paragraph" style:parent-style-name="Text_20_body">
      <style:text-properties officeooo:rsid="005fa6ff" officeooo:paragraph-rsid="005fa6ff"/>
    </style:style>
    <style:style style:name="P27" style:family="paragraph" style:parent-style-name="Text_20_body">
      <style:text-properties officeooo:rsid="005fdaa4" officeooo:paragraph-rsid="005fdaa4"/>
    </style:style>
    <style:style style:name="P28" style:family="paragraph" style:parent-style-name="Text_20_body">
      <style:text-properties officeooo:rsid="005fdaa4" officeooo:paragraph-rsid="00611a7d"/>
    </style:style>
    <style:style style:name="P29" style:family="paragraph" style:parent-style-name="Text_20_body">
      <style:text-properties officeooo:rsid="0061c9a9" officeooo:paragraph-rsid="0061c9a9"/>
    </style:style>
    <style:style style:name="P30" style:family="paragraph" style:parent-style-name="Text_20_body">
      <style:text-properties officeooo:rsid="0066b615" officeooo:paragraph-rsid="0066b615"/>
    </style:style>
    <style:style style:name="P31" style:family="paragraph" style:parent-style-name="Text_20_body">
      <style:text-properties officeooo:rsid="0068ecbd" officeooo:paragraph-rsid="0068ecbd"/>
    </style:style>
    <style:style style:name="P32" style:family="paragraph" style:parent-style-name="Text_20_body">
      <style:text-properties officeooo:rsid="0069b3fd" officeooo:paragraph-rsid="0069b3fd"/>
    </style:style>
    <style:style style:name="P33" style:family="paragraph" style:parent-style-name="Subtitle">
      <style:text-properties officeooo:rsid="005dbb0c" officeooo:paragraph-rsid="005dbb0c"/>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2cd006"/>
    </style:style>
    <style:style style:name="T14" style:family="text">
      <style:text-properties officeooo:rsid="00313960"/>
    </style:style>
    <style:style style:name="T15" style:family="text">
      <style:text-properties officeooo:rsid="0032e4c7"/>
    </style:style>
    <style:style style:name="T16" style:family="text">
      <style:text-properties officeooo:rsid="00365060"/>
    </style:style>
    <style:style style:name="T17" style:family="text">
      <style:text-properties officeooo:rsid="003815c2"/>
    </style:style>
    <style:style style:name="T18" style:family="text">
      <style:text-properties officeooo:rsid="0039a7f2"/>
    </style:style>
    <style:style style:name="T19" style:family="text">
      <style:text-properties officeooo:rsid="003ab14f"/>
    </style:style>
    <style:style style:name="T20" style:family="text">
      <style:text-properties officeooo:rsid="003b0851"/>
    </style:style>
    <style:style style:name="T21" style:family="text">
      <style:text-properties officeooo:rsid="003c7c74"/>
    </style:style>
    <style:style style:name="T22" style:family="text">
      <style:text-properties officeooo:rsid="003c834b"/>
    </style:style>
    <style:style style:name="T23" style:family="text">
      <style:text-properties officeooo:rsid="003ddeab"/>
    </style:style>
    <style:style style:name="T24" style:family="text">
      <style:text-properties officeooo:rsid="003e17d3"/>
    </style:style>
    <style:style style:name="T25" style:family="text">
      <style:text-properties officeooo:rsid="003e3ff3"/>
    </style:style>
    <style:style style:name="T26" style:family="text">
      <style:text-properties officeooo:rsid="003ef57c"/>
    </style:style>
    <style:style style:name="T27" style:family="text">
      <style:text-properties officeooo:rsid="0040fefe"/>
    </style:style>
    <style:style style:name="T28" style:family="text">
      <style:text-properties officeooo:rsid="0042f4cc"/>
    </style:style>
    <style:style style:name="T29" style:family="text">
      <style:text-properties officeooo:rsid="004494c2"/>
    </style:style>
    <style:style style:name="T30" style:family="text">
      <style:text-properties officeooo:rsid="0045eae5"/>
    </style:style>
    <style:style style:name="T31" style:family="text">
      <style:text-properties officeooo:rsid="00462534"/>
    </style:style>
    <style:style style:name="T32" style:family="text">
      <style:text-properties officeooo:rsid="0048706b"/>
    </style:style>
    <style:style style:name="T33" style:family="text">
      <style:text-properties officeooo:rsid="004c0654"/>
    </style:style>
    <style:style style:name="T34" style:family="text">
      <style:text-properties officeooo:rsid="004ddb41"/>
    </style:style>
    <style:style style:name="T35" style:family="text">
      <style:text-properties officeooo:rsid="004ebadf"/>
    </style:style>
    <style:style style:name="T36" style:family="text">
      <style:text-properties officeooo:rsid="005059f6"/>
    </style:style>
    <style:style style:name="T37" style:family="text">
      <style:text-properties officeooo:rsid="0052592f"/>
    </style:style>
    <style:style style:name="T38" style:family="text">
      <style:text-properties officeooo:rsid="0054402b"/>
    </style:style>
    <style:style style:name="T39" style:family="text">
      <style:text-properties officeooo:rsid="0055c115"/>
    </style:style>
    <style:style style:name="T40" style:family="text">
      <style:text-properties officeooo:rsid="0058acc1"/>
    </style:style>
    <style:style style:name="T41" style:family="text">
      <style:text-properties officeooo:rsid="00598923"/>
    </style:style>
    <style:style style:name="T42" style:family="text">
      <style:text-properties officeooo:rsid="005fa6ff"/>
    </style:style>
    <style:style style:name="T43" style:family="text">
      <style:text-properties officeooo:rsid="005fdaa4"/>
    </style:style>
    <style:style style:name="T44" style:family="text">
      <style:text-properties officeooo:rsid="0061c9a9"/>
    </style:style>
    <style:style style:name="T45" style:family="text">
      <style:text-properties officeooo:rsid="00638f5c"/>
    </style:style>
    <style:style style:name="T46" style:family="text">
      <style:text-properties officeooo:rsid="00653934"/>
    </style:style>
    <style:style style:name="T47" style:family="text">
      <style:text-properties officeooo:rsid="00667a7d"/>
    </style:style>
    <style:style style:name="T48" style:family="text">
      <style:text-properties officeooo:rsid="006898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Основным движущим мотивом данной работы является интерес самому посмотреть что же такого сверхсложного в деле создания искусственного интеллекта, <text:span text:style-name="T15">за исключением объема работы. Дойти, так сказать, до точки, когда опустятся руки.</text:span></text:p>
      <text:p text:style-name="P20">Немного философии</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6">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text:span text:style-name="T12">хороших </text:span>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41">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и многое сверх того имеется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text:soft-page-break/>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3">Нейрон, по сути своей, это механизм оценки и сравнения. Грубо говоря, аналог оператора if, с тем отличием, что он включает в себя регрессионную функцию, как предварительную обработку условий. Это наводит на мысль, что центральное место в иску<text:span text:style-name="T41">с</text:span>ственном/естественном интеллекте занимает оценка и сравнение.</text:p>
      <text:p text:style-name="P21">На чем писать?</text:p>
      <text:p text:style-name="P19">Сразу <text:span text:style-name="T32">прошу прощения</text:span> за частое использования местоимения "я" в <text:span text:style-name="T39">этой</text:span> секции. Для мастера инструмент <text:span text:style-name="T40">дело</text:span> интимн<text:span text:style-name="T40">ое, а в</text:span> нашем ремесле язык программирования – главный инструмент.</text:p>
      <text:p text:style-name="P10">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4">Иными словами,</text:span> трудоемкость написания кода должна быть невысокой. Такой язык как C++, например, не проходит по этому критерию.</text:p>
      <text:p text:style-name="P10">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1">Когда-то давно кандидатом был язык Скала. Привлекала лаконичность. Такие вещи как дедукция типов, трейты, поддержка функционального программирования сразу распол<text:span text:style-name="T27">агали</text:span> к себе. Я посмотрел несколько <text:span text:style-name="T27">обзоров</text:span>, взял книгу и стал читать. Поначалу я был полон энтузиазма, но по мере углубления язык потихоньку отталкивал меня и, на середине книги, когда я дошел до конструкции switch, или match, не помню уж как его там, язык оттолкнул окончательно. <text:span text:style-name="T17">Я н</text:span>е навязываю своего мнения. <text:span text:style-name="T17">В</text:span>озможно, и, <text:span text:style-name="T17">даже, </text:span>скорее всего, оно <text:span text:style-name="T33">никак </text:span>не оправдано. <text:span text:style-name="T34">Но, язык перестал быть кандидатом в инструмент и перешел в разряд "еще один язык"</text:span>.</text:p>
      <text:p text:style-name="P11">Остались <text:span text:style-name="T28">еще </text:span>два кандидата – D и Java. Сначала хотел писать на D. Очень мощный эффективный, <text:span text:style-name="T35">богатый и </text:span>красивый язык. <text:span text:style-name="T36">С некоторыми недостатками, само собой, но в целом это лучший из языков, с которыми мне приходилось встречаться</text:span>. <text:span text:style-name="T29">Р</text:span>аботать на нем – удовольствие. Остановило одно, недостаточно развит<text:span text:style-name="T30">ые</text:span> IDE. При написании системы, по крайней мере <text:span text:style-name="T18">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минус поменьше, <text:span text:style-name="T19">D язык компилируемый, и, хотя, компиляция идет очень быстро, линкование тормозит и обещает тормозить все больше по мере разрастания проекта. Можно, правда, намутить с динамическими библиотеками.</text:span></text:p>
      <text:p text:style-name="P12">В общем, скрепя сердце, обратился к компромиссу Java/Netbeans. Java после работы <text:span text:style-name="T37">с</text:span> D приходится терпеть, но Netbeans лучшая IDE из встреченных мной <text:span text:style-name="T31">на жизненном пути</text:span>. <text:span text:style-name="T20">Возможно, когда архитектура системы оформится, вернусь к D. Он притягивает меня к себе.</text:span></text:p>
      <text:p text:style-name="P14">В качестве базы данных, на первых порах, по крайней мере, можно использовать все что угодно. Нужно только построить интерфейс к базе. Впоследствии СУБД можно подменить. Можно, скажем, использовать Постгрес.</text:p>
      <text:p text:style-name="P15">В качестве человеческого интерфейса можно взять универсальный инструмент HTML, только нужно отделить его от основной системы. Т.е. web-сервер должен связываться с системой, скажем, юниксовой трубой или сокетом. <text:span text:style-name="T38">Но, на первом этапе сгодится и консоль.</text:span></text:p>
      <text:p text:style-name="P21"><text:soft-page-break/>Набросок архитектуры</text:p>
      <text:p text:style-name="P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text:span text:style-name="T21">ы</text:span>, которые с ними перекликаются – субъект, действие субъекта над объектом, объект. Или, например, такие концепты: живое существо, питание, фрукт. <text:span text:style-name="T13">В коде концепты представляются, например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10">Концепты делятся на две группы – статические и динамические. <text:span text:style-name="T21">Статические концепты – это первый уровень, примитивы. Их методы – основной двигатель системы. Динамические концепты, по сути своей это наборы ссылок на другие статические и динамические концепты.</text:span></text:p>
      <text:p text:style-name="P16">Статические концепты, их имена и идентификаторы известны на этапе компиляции, т.е. код может работать с ними напрямую. Они не хранятся в базе, а создаются при загрузке системы. Для их идентификаторов выделен свой числовой диапазон, скажем, 0-65536. </text:p>
      <text:p text:style-name="P16">Динамические концепты хранятся в базе, для них генерируются уникальные идентификаторы и, возможно, символическое имя, если статическим концептам нужно их знать в лицо.</text:p>
      <text:p text:style-name="P18">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16">Если возникает повод подумать, например, оператор обращается из консоли к Крису, <text:span text:style-name="T22">система создает круг внимания (attention bubble) – объект, который будет содержать все данные, касающиеся беседы.</text:span></text:p>
      <text:p text:style-name="P17">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3">может</text:span> потреблять концепты из общей базы, генерировать новые, изменять существующие в процессе обучения. Для исключения перехлестов <text:span text:style-name="T23">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8">На первых порах используем грязное чтение, в дальнейшем, возможно, нужно будет ввести некоторую систему версионности.</text:p>
      <text:p text:style-name="P18">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Учитель. В его задачу входит анализ концептов остальных кругов и коррек<text:span text:style-name="T24">тировка</text:span> общей базы. <text:span text:style-name="T25">Учитель является монопольным владельцем общих концептов, но никто не запрещает ему быть многопоточным, т.е. анализировать работу нескольких кругов внимания одновременно, если они могут быть обработаны синхронно, если, например, они работают над разными областями и их изменения не пересекаются.</text:span></text:p>
      <text:p text:style-name="P22">Это поднимает вопрос транзакционности внутри частных <text:span text:style-name="T26">круг</text:span>ов.</text:p>
      <text:p text:style-name="P33">Концепты</text:p>
      <text:p text:style-name="P23">Разделение на статические и динамические концепты высосано из пальца не просто так. Статические концепты – это место для обычного программирования, т.е. привычного жесткого алгоритмирования. Динамические концепты – это средство метопрограммирования. <text:soft-page-break/>Устройство самих динамических концептом должно быть максимально простым. Сложность выносится на уровень организации отношений между концептами. </text:p>
      <text:p text:style-name="P23">Что значит максимальная простота? До тех пор пока система в полном тумане, опираемся на имитацию. Динамический концепт это аналог нейрона и, <text:span text:style-name="T42">также </text:span>как нейрон, должен иметь три базовые функции, <text:span text:style-name="T45">т.е. не должен быть проще, чем следующее.</text:span></text:p>
      <text:p text:style-name="P26">1. Функция процессинга. <text:span text:style-name="T43">Это базовая вещь, она обеспечивает движение системы.</text:span></text:p>
      <text:p text:style-name="P26">Концепт содержит сиды (cid – Concept Identifier) предпосылок <text:span text:style-name="T43">(premises)</text:span>, весовые коэффициенты и сиды возможных результатов <text:span text:style-name="T43">(effects)</text:span>. <text:span text:style-name="T43">Это полная аналогия нейрона. Предпосылки – аналог аксонов, соединенных с нейронами-предпосылками. Если такой нейрон зажжен, он участвует с некоторым весом в решении будет ли зажжен наш нейрон.</text:span></text:p>
      <text:p text:style-name="P27">Выходной аксон нашего нейрона контачит с нейронами-результатами. Если он зажжен, он будет учтен в их решении зажечься.</text:p>
      <text:p text:style-name="P30">Например, в ходе беседы распознана одна из словоформ слова "яблоко" и слова "фрукт".</text:p>
      <text:p text:style-name="P30">Зажигаются концепты слов "яблоко" и "фрукт". Пока только слова. Сам концепт яблока и концепт слова "яблоко" разные вещи. Например, может быть зажжен концепт слова "apple", который может привести к зажиганию того же самого концепта яблока.</text:p>
      <text:p text:style-name="P30">Концепты слов "яблоко" и "фрукт" содержат в качестве эффекта сид концепта яблока, <text:span text:style-name="T48">среди прочих</text:span>. <text:span text:style-name="T48">Для концепта яблока одного только слова "яблоко" достаточно для зажигания, потому что его вес 1 (суммарный вес &gt;= 1 – зажечь).</text:span></text:p>
      <text:p text:style-name="P31">Стоит ли ограничиваться двумя состояниями зажжен/погашен или нужно работать с плавающей точкой, &gt;= 1 – зажжен, &gt;1 – погашен, вопрос!</text:p>
      <text:p text:style-name="P31">Такая система, в принципе, способна обеспечить логику "И", логику "ИЛИ", линейную и нелинейную регрессию.</text:p>
      <text:p text:style-name="P28">2. Функция данных. Данные, это результат когда-то случившегося процессинга. (Даже константа в коде – результат процессинга в мозгах программиста).</text:p>
      <text:p text:style-name="P28">Эта функция оптимизирует движение системы. Если процессинг – энергия, то данные – аккумулятор. Можно <text:span text:style-name="T45">п</text:span>одтянуть провода к фонарику, включить электростанцию <text:span text:style-name="T45">и </text:span>начать генерировать энергию, когда я включ<text:span text:style-name="T45">у</text:span> лампочку. Можно держать в фонарике аккумулятор.</text:p>
      <text:p text:style-name="P29">Концепт должен содержать ассоциативный массив сид<text:span text:style-name="T46">&lt;</text:span>массив сидов<text:span text:style-name="T46">&gt;</text:span>. Здесь сид – ключ концепта, например, к концепт<text:span text:style-name="T47">а</text:span> "свойство". Массив сидов – аргументы к этому концепту.</text:p>
      <text:p text:style-name="P25"><text:span text:style-name="T42">Например, нам надо зафиксировать факт что яблоко является фруктом, тогда концепт "яблоко" будет содержать концепт "фрукт" как аргумент к концепту "входит в класс".</text:span></text:p>
      <text:p text:style-name="P24"><text:span text:style-name="T44">3</text:span>. Сам факт существования концепта несет информацию. Концепт соотносится с каким-то смысловым объектом. В нашем случае cid, идентификатор концепта представляет концепт и он может быть ассоциирован с каким-то смыслом.</text:p>
      <text:p text:style-name="P24">Пример – маркерный концепт. <text:span text:style-name="T44">В предыдущем примере динамический концепт "яблоко" будет содержать динамический концепт "фрукт" как аргумент к статическому маркерному концепту "входит в класс". При этом, сам концепт "входит в класс" <text:s/>не обязан существовать вообще, поскольку на уровне языка программирования это пустой объект и он никогда не будет использоваться. Достаточно того что существует его cid, он-то и содержится в концепте "яблоко" как ключ ассоциативного массива.</text:span></text:p>
      <text:p text:style-name="P32">Статические концепты, совсем другая история. Они могут быть сколь угодно сложными, простым нужно поддерживать только интерфейс. У динамических концептов все внутреннее устройство является интерфейсом, они сами сплошной интерфейс. Поэтому, их нельзя усложня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8M55S</meta:editing-duration>
    <meta:editing-cycles>85</meta:editing-cycles>
    <meta:generator>LibreOffice/4.2.8.2$Linux_X86_64 LibreOffice_project/420m0$Build-2</meta:generator>
    <dc:date>2017-07-19T10:31:42.420389841</dc:date>
    <meta:document-statistic meta:table-count="0" meta:image-count="0" meta:object-count="0" meta:page-count="4" meta:paragraph-count="51" meta:word-count="1758" meta:character-count="13158" meta:non-whitespace-character-count="11418"/>
    <meta:user-defined meta:name="Info 1"/>
    <meta:user-defined meta:name="Info 2"/>
    <meta:user-defined meta:name="Info 3"/>
    <meta:user-defined meta:name="Info 4"/>
  </office:meta>
</office:document-meta>
</file>